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72d" officeooo:paragraph-rsid="0003f72d"/>
    </style:style>
    <style:style style:name="P2" style:family="paragraph" style:parent-style-name="Standard">
      <style:text-properties fo:font-size="18pt" officeooo:rsid="0003f72d" officeooo:paragraph-rsid="0003f72d" style:font-size-asian="18pt" style:font-size-complex="18pt"/>
    </style:style>
    <style:style style:name="P3" style:family="paragraph" style:parent-style-name="Standard">
      <style:text-properties fo:font-size="18pt" officeooo:rsid="0003f72d" officeooo:paragraph-rsid="00077a10" style:font-size-asian="18pt" style:font-size-complex="18pt"/>
    </style:style>
    <style:style style:name="T1" style:family="text">
      <style:text-properties officeooo:rsid="00077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cución Concurso de risa<text:span text:style-name="T1">(</text:span>s<text:span text:style-name="T1">)</text:span></text:p>
      <text:p text:style-name="P1"/>
      <text:p text:style-name="P2">Buenas tardes jazarians y simpatizantes de Jazar.</text:p>
      <text:p text:style-name="P3"><text:span text:style-name="T1">Ahora mismo </text:span>son las seis y veinte <text:span text:style-name="T1">de la tarde y se ha procedido a cerrar la taquilla.</text:span></text:p>
      <text:p text:style-name="P3"><text:line-break/>Primero de todo gracias por venir y esperemos que paséis un buen rato.<text:line-break/>Si alguna persona no se lo ha pasado bien, tiene el derecho de recuperar el euro que ha pagado por la entr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16:07.851663165</meta:creation-date>
    <dc:date>2018-04-25T00:52:22.179137116</dc:date>
    <meta:editing-duration>PT45M35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4" meta:word-count="64" meta:character-count="344" meta:non-whitespace-character-count="283"/>
  </office:meta>
</office:document-meta>
</file>